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3cf" officeooo:paragraph-rsid="0013e3cf"/>
    </style:style>
    <style:style style:name="P2" style:family="paragraph" style:parent-style-name="Standard">
      <style:text-properties officeooo:rsid="0013e3cf" officeooo:paragraph-rsid="001468f6"/>
    </style:style>
    <style:style style:name="P3" style:family="paragraph" style:parent-style-name="Standard">
      <style:text-properties officeooo:rsid="0013e3cf" officeooo:paragraph-rsid="0014c5a5"/>
    </style:style>
    <style:style style:name="P4" style:family="paragraph" style:parent-style-name="Standard">
      <style:text-properties officeooo:rsid="0013e3cf" officeooo:paragraph-rsid="0015444f"/>
    </style:style>
    <style:style style:name="P5" style:family="paragraph" style:parent-style-name="Standard">
      <style:text-properties officeooo:rsid="0013e3cf" officeooo:paragraph-rsid="0015c446"/>
    </style:style>
    <style:style style:name="P6" style:family="paragraph" style:parent-style-name="Standard">
      <style:text-properties officeooo:rsid="0013e3cf" officeooo:paragraph-rsid="001731d4"/>
    </style:style>
    <style:style style:name="P7" style:family="paragraph" style:parent-style-name="Standard">
      <style:text-properties officeooo:rsid="0013e3cf" officeooo:paragraph-rsid="00174669"/>
    </style:style>
    <style:style style:name="P8" style:family="paragraph" style:parent-style-name="Standard">
      <style:text-properties officeooo:rsid="0013e3cf" officeooo:paragraph-rsid="00186901"/>
    </style:style>
    <style:style style:name="P9" style:family="paragraph" style:parent-style-name="Standard">
      <style:text-properties officeooo:rsid="0015c446" officeooo:paragraph-rsid="0015c446"/>
    </style:style>
    <style:style style:name="P10" style:family="paragraph" style:parent-style-name="Standard">
      <style:text-properties officeooo:rsid="00174669" officeooo:paragraph-rsid="00174669"/>
    </style:style>
    <style:style style:name="P11" style:family="paragraph" style:parent-style-name="Standard">
      <style:text-properties officeooo:rsid="0015c446" officeooo:paragraph-rsid="0015c446"/>
    </style:style>
    <style:style style:name="P12" style:family="paragraph" style:parent-style-name="Standard">
      <style:text-properties officeooo:rsid="001731d4" officeooo:paragraph-rsid="001731d4"/>
    </style:style>
    <style:style style:name="P13" style:family="paragraph" style:parent-style-name="Standard">
      <style:text-properties officeooo:rsid="00174669" officeooo:paragraph-rsid="001731d4"/>
    </style:style>
    <style:style style:name="T1" style:family="text">
      <style:text-properties officeooo:rsid="001468f6"/>
    </style:style>
    <style:style style:name="T2" style:family="text">
      <style:text-properties officeooo:rsid="0014c5a5"/>
    </style:style>
    <style:style style:name="T3" style:family="text">
      <style:text-properties officeooo:rsid="0015444f"/>
    </style:style>
    <style:style style:name="T4" style:family="text">
      <style:text-properties officeooo:rsid="0015c446"/>
    </style:style>
    <style:style style:name="T5" style:family="text">
      <style:text-properties officeooo:rsid="001731d4"/>
    </style:style>
    <style:style style:name="T6" style:family="text">
      <style:text-properties officeooo:rsid="00174669"/>
    </style:style>
    <style:style style:name="T7" style:family="text">
      <style:text-properties officeooo:rsid="00186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bdproyecto;</text:p>
      <text:p text:style-name="P1"/>
      <text:p text:style-name="P1">USE bdproyecto;</text:p>
      <text:p text:style-name="P1"/>
      <text:p text:style-name="P2">CREATE TABLE bdproyecto.persona </text:p>
      <text:p text:style-name="P2">(Nombre CHAR(30),<text:line-break/>DNI VARCHAR(9) NOT NULL, </text:p>
      <text:p text:style-name="P2">email VARCHAR(40) NOT NULL,</text:p>
      <text:p text:style-name="P2"><text:span text:style-name="T4">C</text:span>uenta Bancaria VARCHAR(15) NOT NULL,<text:line-break/>Dirección VARCHAR(45) NOT NULL,<text:line-break/>Teléfono INT(9) NOT NULL,<text:line-break/><text:span text:style-name="T1">CONSTRAINT PK_NOMBRE </text:span>PRIMARY KEY (Nombre));</text:p>
      <text:p text:style-name="P2"/>
      <text:p text:style-name="P3">CREATE TABLE bdproyecto.usuario </text:p>
      <text:p text:style-name="P3">(Codigo Usuario INT UNSIGNED <text:span text:style-name="T2">AUTO_INCREMENT</text:span>,<text:line-break/>Nombre CHAR(30),<text:line-break/><text:span text:style-name="T1">CONSTRAINT PK_</text:span><text:span text:style-name="T2">CODIGO</text:span><text:span text:style-name="T1"> </text:span>PRIMARY KEY <text:span text:style-name="T2">(</text:span>Codigo Usuario),</text:p>
      <text:p text:style-name="P4">CONSTRAINT FK_NOMBRE <text:span text:style-name="T3">FOREIGN KEY (Nombre) REFERENCES persona (Nombre)</text:span><text:line-break/>ON DELETE CASCADE<text:line-break/>ON UPDATE NO ACTION,</text:p>
      <text:p text:style-name="P4"><text:span text:style-name="T3">AUTO_INCREMENT: ‘00000’</text:span>);</text:p>
      <text:p text:style-name="P4"/>
      <text:p text:style-name="P4">CREATE TABLE bdproyecto.<text:span text:style-name="T3">empleado</text:span> </text:p>
      <text:p text:style-name="P8">(Codigo <text:span text:style-name="T3">Empleado</text:span> INT UNSIGNED <text:span text:style-name="T2">AUTO_INCREMENT</text:span>,<text:line-break/>Nombre CHAR(30),</text:p>
      <text:p text:style-name="P8"><text:span text:style-name="T7">Cargo VARCHAR(30),</text:span><text:line-break/><text:span text:style-name="T1">CONSTRAINT PK_</text:span><text:span text:style-name="T2">CODIGO</text:span><text:span text:style-name="T1"> </text:span>PRIMARY KEY <text:span text:style-name="T2">(</text:span>Codigo <text:span text:style-name="T4">Empleado</text:span>),</text:p>
      <text:p text:style-name="P4">CONSTRAINT FK_NOMBRE <text:span text:style-name="T3">FOREIGN KEY (Nombre) REFERENCES persona (Nombre)</text:span><text:line-break/>ON DELETE CASCADE<text:line-break/>ON UPDATE NO ACTION,</text:p>
      <text:p text:style-name="P4"><text:span text:style-name="T3">AUTO_INCREMENT: ‘00000’</text:span>);</text:p>
      <text:p text:style-name="P4"/>
      <text:p text:style-name="P5">CREATE TABLE bdproyecto.<text:span text:style-name="T4">cliente</text:span> </text:p>
      <text:p text:style-name="P5">(Codigo <text:span text:style-name="T4">Cliente</text:span> INT UNSIGNED <text:span text:style-name="T2">AUTO_INCREMENT</text:span>,<text:line-break/>Nombre CHAR(30),</text:p>
      <text:p text:style-name="P10">Numero Alquiler INT UNSIGNED AUTO_INCREMENT 2,</text:p>
      <text:p text:style-name="P9">Duración INT(2) UNSIGNED NOT NULL,</text:p>
      <text:p text:style-name="P5"><text:span text:style-name="T4">Código Vivienda INT NOT NULL, </text:span><text:line-break/><text:span text:style-name="T1">CONSTRAINT PK_</text:span><text:span text:style-name="T2">CODIGO</text:span><text:span text:style-name="T1"> </text:span>PRIMARY KEY <text:span text:style-name="T2">(</text:span>C<text:span text:style-name="T5">o</text:span>digo <text:span text:style-name="T4">Cliente</text:span>),</text:p>
      <text:p text:style-name="P7"><text:span text:style-name="T1">CONSTRAINT PK_</text:span><text:span text:style-name="T6">ALQUILER</text:span><text:span text:style-name="T1"> </text:span>PRIMARY KEY <text:span text:style-name="T2">(</text:span><text:span text:style-name="T6">Numero Alquiler</text:span>)</text:p>
      <text:p text:style-name="P7"><text:span text:style-name="T6">AUTO_INCREMENT 2: ‘00000’</text:span>,</text:p>
      <text:p text:style-name="P5">CONSTRAINT FK_NOMBRE <text:span text:style-name="T3">FOREIGN KEY (Nombre) REFERENCES persona (Nombre)</text:span><text:line-break/>ON DELETE CASCADE<text:line-break/>ON UPDATE NO ACTION,</text:p>
      <text:p text:style-name="P5">CONSTRAINT FK_<text:span text:style-name="T4">VIVIENDA</text:span> <text:span text:style-name="T3">FOREIGN KEY (</text:span><text:span text:style-name="T4">C</text:span><text:span text:style-name="T5">o</text:span><text:span text:style-name="T4">digo Vivienda</text:span><text:span text:style-name="T3">) REFERENCES </text:span><text:span text:style-name="T4">vivienda</text:span><text:span text:style-name="T3"> (</text:span><text:span text:style-name="T4">C</text:span><text:span text:style-name="T5">o</text:span><text:span text:style-name="T4">digo Vivienda</text:span><text:span text:style-name="T3">),</text:span></text:p>
      <text:p text:style-name="P9">CONSTRAINT UQ_VIVIENDA UNIQUE (Código Vivienda),</text:p>
      <text:p text:style-name="P5"><text:span text:style-name="T3">AUTO_INCREMENT: ‘00000’</text:span>);</text:p>
      <text:p text:style-name="P5"/>
      <text:p text:style-name="P6">CREATE TABLE bdproyecto.<text:span text:style-name="T5">vivienda</text:span> </text:p>
      <text:p text:style-name="P6">(Codigo <text:span text:style-name="T5">Vivienda</text:span> INT UNSIGNED <text:span text:style-name="T2">AUTO_INCREMENT</text:span>,<text:line-break/>Nombre CHAR(30) <text:span text:style-name="T5">NOT NULL</text:span>,</text:p>
      <text:p text:style-name="P12"><text:soft-page-break/>Precio DECIMAL(4, 2) NOT NULL UNSIGNED,</text:p>
      <text:p text:style-name="P6"><text:span text:style-name="T5">Estado BOOLEAN NOT NULL,</text:span><text:line-break/><text:span text:style-name="T1">CONSTRAINT PK_</text:span><text:span text:style-name="T2">CODIGO</text:span><text:span text:style-name="T1"> </text:span>PRIMARY KEY <text:span text:style-name="T2">(</text:span>C<text:span text:style-name="T5">o</text:span>digo <text:span text:style-name="T4">Empleado</text:span>),</text:p>
      <text:p text:style-name="P6">CONSTRAINT FK_NOMBRE <text:span text:style-name="T3">FOREIGN KEY (Nombre) REFERENCES persona (Nombre)</text:span><text:line-break/>ON DELETE CASCADE<text:line-break/>ON UPDATE NO ACTION,</text:p>
      <text:p text:style-name="P6">CONSTRAINT FK_<text:span text:style-name="T5">CODIGO</text:span> <text:span text:style-name="T3">FOREIGN KEY (</text:span><text:span text:style-name="T5">Codigo Usuario</text:span><text:span text:style-name="T3">) REFERENCES </text:span><text:span text:style-name="T5">usuario</text:span><text:span text:style-name="T3"> (</text:span><text:span text:style-name="T5">Codigo Usuario</text:span><text:span text:style-name="T3">)</text:span><text:line-break/>ON DELETE CASCADE<text:line-break/>ON UPDATE NO ACTION,</text:p>
      <text:p text:style-name="P6"><text:span text:style-name="T3">AUTO_INCREMENT: ‘00000’</text:span>);</text:p>
      <text:p text:style-name="P13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8:58:05.733000000</meta:creation-date>
    <dc:date>2022-05-11T18:29:52.644000000</dc:date>
    <meta:editing-duration>PT7M49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33" meta:word-count="239" meta:character-count="1938" meta:non-whitespace-character-count="1725"/>
  </office:meta>
</office:document-meta>
</file>